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15184"/>
    </style:style>
    <style:style style:name="P3" style:family="paragraph" style:parent-style-name="Standard">
      <style:paragraph-properties fo:text-align="end" style:justify-single-word="false"/>
      <style:text-properties officeooo:paragraph-rsid="00015184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style="italic" style:text-underline-style="solid" style:text-underline-width="auto" style:text-underline-color="font-color" fo:font-weight="bold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fo:font-style="italic" style:text-underline-style="solid" style:text-underline-width="auto" style:text-underline-color="font-color" fo:font-weight="bold" officeooo:paragraph-rsid="00015184" style:font-size-asian="14pt" style:font-size-complex="14pt"/>
    </style:style>
    <style:style style:name="P7" style:family="paragraph" style:parent-style-name="Standard">
      <style:text-properties officeooo:paragraph-rsid="00015184"/>
    </style:style>
    <style:style style:name="P8" style:family="paragraph" style:parent-style-name="Standard">
      <style:paragraph-properties fo:margin-top="0cm" fo:margin-bottom="0.499cm" loext:contextual-spacing="false" fo:text-align="center" style:justify-single-word="false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015184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/>
    </style:style>
    <style:style style:name="T4" style:family="text">
      <style:text-properties fo:font-style="italic" style:text-underline-style="solid" style:text-underline-width="auto" style:text-underline-color="font-color" fo:font-weight="bold"/>
    </style:style>
    <style:style style:name="T5" style:family="text">
      <style:text-properties fo:language="ru" fo:country="RU" fo:font-style="italic" style:text-underline-style="solid" style:text-underline-width="auto" style:text-underline-color="font-color"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language="ru" fo:country="RU" fo:font-style="italic" style:text-underline-style="solid" style:text-underline-width="auto" style:text-underline-color="font-color" fo:font-weight="bold" style:font-size-asian="14pt" style:font-size-complex="14pt"/>
    </style:style>
    <style:style style:name="T8" style:family="text">
      <style:text-properties fo:font-size="14pt" fo:font-style="italic" style:text-underline-style="solid" style:text-underline-width="auto" style:text-underline-color="font-color" fo:font-weight="bold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Добро пожаловать в журнал Monero!​</text:p>
      <text:p text:style-name="Standard"><text:line-break/>Приветствуем всех и добро пожаловать в первый выпуск журнала Monero. Это будет ежеквартальное информационное издание, цель которого - дать сообществу пользователей информацию об основных обновлениях из рабочих групп проекта Monero. Такими группами являются Development, Kovri, Community и Monero Research Lab.<text:line-break/><text:line-break/>Примечание: мы в курсе, что сейчас сентябрь и до конца года осталось четыре месяца, а не три, что делает наш первый выпуск не ежеквартальным. К тому времени как я осознал это, я проделал слишком большую работу, и поэтому я решил "взять быка за рога" и планирую выпустить следующий журнал через 4 месяца.<text:line-break/><text:line-break/>Поскольку это наша первая попытка сделать что-то подобное, мы готовы постоянно обучаться чему-то новому и расти. Чувствуйте себя свободно в выражении своих мыслей по поводу нашей работы, мы будем рады вашим советам по поводу улучшения качества контента. Мы крайне рады донести информацию о Monero пользователям сообщества. Спасибо за прочтение.</text:p>
      <text:p text:style-name="P3"><text:span text:style-name="T6">Rehrar</text:span></text:p>
      <text:p text:style-name="P3"><text:span text:style-name="T6"/></text:p>
      <text:p text:style-name="P8"><text:line-break/><text:span text:style-name="T7">В этом выпуске:</text:span><text:span text:style-name="T8"> </text:span></text:p>
      <text:list xml:id="list1052962036" text:style-name="L1">
        <text:list-item>
          <text:p text:style-name="P10">Обновление разработчиков </text:p>
        </text:list-item>
        <text:list-item>
          <text:p text:style-name="P10">Обновление Monero Research Lab </text:p>
        </text:list-item>
        <text:list-item>
          <text:p text:style-name="P10">Обновление Kovri </text:p>
        </text:list-item>
        <text:list-item>
          <text:p text:style-name="P9">Обновление сообщества </text:p>
        </text:list-item>
      </text:list>
      <text:p text:style-name="P12"><text:span text:style-name="T3"/></text:p>
      <text:p text:style-name="P12"><text:span text:style-name="T5">Уголок разработчика</text:span><text:line-break/>Мы имеем возможность наблюдать за тем, как проект вырос, начиная с 2014 года, став одной из основных открытых децентрализованных криптовалют. Вдобавок ко всему, Monero включает в себя собственные научные исследования Monero Research Lab, приватность и анонимность I2P маршрутизатора Kovri и активное, быстро растущее сообщество. Я нахожу особенно приятным то, что все это было создано за счет пожертвований средств, времени и таланта. В этот момент я должен выразить свою искреннюю благодарность разработчикам, исследователям, вкладчикам, членам сообщества, а также моим коллегам по Core team. Работать с вами - это удовольствие и большая честь.</text:p>
      <text:p text:style-name="P11">Francisco “ArcticMine” Cabanas</text:p>
      <text:p text:style-name="Standard"><text:span text:style-name="T4"/></text:p>
      <text:p text:style-name="Standard"><text:span text:style-name="T4"/></text:p>
      <text:p text:style-name="P2"><text:span text:style-name="T7">Обновление от разработчиков</text:span><text:line-break/></text:p>
      <text:p text:style-name="P7"><text:line-break/><text:span text:style-name="T1">Multisig (кошелек с несколькими ключами)</text:span><text:line-break/>Сообщество с нетерпением ожидало появления multisig адресов, что позволит пользователям Monero совершать транзакции только в том случае, когда N/N или N-1/N поставят свои “подписи”. Система N/N multisig функциональна, но еще не совсем готова для внедрения. Мы <text:soft-page-break/>работаем над ней и уже можем проводить транзакции. Мы собираемся запустить обе версии в ближайшем будущем и хотим сделать так, чтобы запуск multisig не потребовал обновления сети (hardfork). Ждите дальнейших новостей в следующем квартале.<text:line-break/><text:line-break/><text:span text:style-name="T1">Увеличение скорости синхронизации</text:span><text:line-break/>Время синхронизации по некоторым причинам было слишком большим, для некоторых пользователей это стало проблемой при запуске их собственного узла. В следующем обновлении синхронизация будет оптимизирована, что приведет к более быстрому соединению с блокчейном и соответственно, по нашему предположению, к увеличению количества узлов. Но самым большим преимуществом для рядового пользователя является увеличение пропускной способности.<text:line-break/><text:line-break/><text:span text:style-name="T1">0MQ</text:span><text:line-break/>Долгожданный 0MQ, который обновит способ взаимодействия "демонов" Monero с приложениями и предоставит альтернативный путь для торговых площадок и обменников для внедрения Monero, находится на заключительной стадии рассмотрения и слияния. Очевидно, он скоро будет интегрирован, что откроет ряд вариантов для сторонних разработчиков приложений.<text:line-break/><text:line-break/><text:span text:style-name="T1">Субадреса</text:span><text:line-break/>То, что изначально задумывалось как одноразовые адреса, возвращающие пользователя к тому же кошельку, превратилось во что-то еще большее и удобное для пользователя. Благодаря kenshi84 официальные кошельки Monero вскоре должны поддерживать субадреса, которые позволят пользователю иметь несколько разных «счетов» в своем кошельке, подобно банку. Это позволит легко распределять средства и использовать еще один уровень доступности для постоянно растущей базы пользователей, а также при необходимости предоставлять аналогичные преимущества одноразового адреса.<text:line-break/><text:line-break/><text:span text:style-name="T1">OpenMonero</text:span><text:line-break/>Jaquee потратил значительное время на подготовку CLI и GUI для работы с бэкэндом OpenMonero, который позволит пользователю размещать узел на одном устройстве и легко отследить связь от чьего-то баланса до собственного - так работает MyMonero. Ключи транзакций остаются с используемым устройством, а не с узлом, хотя у узла находится ключ для отображения баланса.<text:line-break/><text:line-break/><text:span text:style-name="T1">Остальные виды проведенных работ</text:span><text:line-break/>Работа ведется также и по другим направлениям, но мы хотели бы выделить некоторые из них. Добавлен новый список слов Esperanto, <text:span text:style-name="T1">erikd </text:span>выполнил некоторые fuzz проверки, <text:span text:style-name="T1">jtgrassie </text:span>добавила поддержку readline для тех, кто не хочет использовать rlwrap. Кроме того, в CLI будет добавлена команда, которая будет получать backlog о текущих транзакциях на разных стадиях оплаты и выдавать предупреждение, когда пользователь совершает транзакцию, если имеется backlog. </text:p>
      <text:p text:style-name="Standard"/>
      <text:p text:style-name="Standard"/>
      <text:p text:style-name="P2"><text:span text:style-name="T7">Обновления от Monero Research Lab</text:span><text:line-break/></text:p>
      <text:p text:style-name="P7"><text:line-break/><text:span text:style-name="T1">Чтение</text:span><text:line-break/>Когда вникаешь в мир экспериментальной криптографии, необходимо быть в курсе новейшей литературы. Брэндон разработал два учебника по криптографии и более сотни рецензируемых <text:soft-page-break/>статей. Чтение - это больше, чем время, затрачиваемое только на обучение, поскольку результаты этих усилий будут задействованы для подготовки обзора литературы для публикаций, ориентированных на методы нулевого знания, в соавторстве с Брэндоном и аспирантом Джеффри Кеснелле(Jeffrey Quesnelle) из Мичиганского университета Дирборн(Мичиган). MRL ожидает, что эта публикация будет готова к концу сентября.<text:line-break/><text:line-break/><text:span text:style-name="T1">Исследовательские статьи</text:span><text:line-break/>Обзоры литературы не будут являться единственным видом научных публикаций. MRL будет выпускать две исследовательских статьи по темам пороговых подписей и схем работы субадресов, которые, как ожидается, будут выпущены в начале и конце сентября соответственно. Эти статьи будут информационными по своему характеру и будут подробно описаны в работах <text:span text:style-name="T1">ShenNoether</text:span> и <text:span text:style-name="T1">luigi1111</text:span> для пороговых подписей и <text:span text:style-name="T1">knaccc</text:span> и <text:span text:style-name="T1">kenshi84</text:span> для схем субадресов.<text:line-break/><text:line-break/><text:span text:style-name="T1">RuffCT</text:span><text:line-break/>В прошедшем квартале Тим Раффинг(Tim Ruffing), аспирант из Саарландского университета Германии, связался с командой MRL по вопросу новой настройки RingCT. Он и его соавторы (Thyagarajan, Ronge, Schröder) разработали формальное определение RingCT как криптографического примитива и предоставили пример сублинейного внедрения, который не требует доверенной настройки. Что это значит? Сообществу Monero это дает возможность создания транзакций с огромным количеством “примесей” с крайне маленьким штрафом в размере транзакции и также предоставляет определенные компромиссы к требованиям вычислительной мощности и времени совершения транзакций. Но для команды MRL это выльется в круглосуточную работу для внедрения законченного Java кода (который почти готов) для тестирования задач. Ожидайте больше новостей о RuffCT в ближайшие месяцы.<text:line-break/><text:line-break/><text:span text:style-name="T1">Альтернативный RingCT (ring confidential transactions-способ скрыть количество транзакций проводимых в системе).</text:span><text:line-break/>К команде MRL также обратились известные исследователи и авторы криптографии на основе кольцевых подписей и ID - <text:span text:style-name="T1">Shi-Feng Sun, Man Au, Joseph Liu </text:span>и <text:span text:style-name="T1">Tsz Hon Yuen</text:span> – с предложением установки RingCT. Хотя Брэндон считает их работу «интересной» и «вдохновляющей», к сожалению, для нее требуется доверенная настройка, поэтому MRL решил продолжить работу с RuffCT. Без сомнения, это означает, что известные авторы и участники в этой области начинают обращать внимание на Monero Research Lab.<text:line-break/><text:line-break/><text:span text:style-name="T1">Остальная работа</text:span><text:line-break/>В течение квартала было проведено несколько бесед с различными участниками, посвященных многочисленным темам, таким как: ключи безопасности (view key security), вычисление (scaling), сокращение размера блока (block pruning) и многое другое. Для получения более подробной информации прочтите отчет Брэндона в августе.<text:line-break/><text:line-break/>Итак, чего же ждать в будущем от Monero Research Lab? Второй контракт Брэндона был успешно профинансирован, второй кандидат наук уже в рядах сотрудников, умные энергичные добровольцы дополняют штат - это значит, что будущее и настоящее технологий Monero находится в хороших руках.<text:line-break/><text:line-break/>Monero Research Lab хотела бы выразить огромную благодарность <text:span text:style-name="T1">knaccc</text:span>, <text:span text:style-name="T1">kenshi84</text:span> и <text:span text:style-name="T1">Sarang</text:span> за их значительные и добровольные вклады в развитие MRL. Они также хотели бы поблагодарить (в алфавитном порядке): <text:span text:style-name="T1">Endogenicм , Fluffypony, luigi, moneromooo, rehrar</text:span> и <text:span text:style-name="T1">smooth</text:span> за их работы и обсуждения. </text:p>
      <text:p text:style-name="Standard"><text:soft-page-break/></text:p>
      <text:p text:style-name="P4"/>
      <text:p text:style-name="P5">Обновление от Kovri</text:p>
      <text:p text:style-name="P5"/>
      <text:p text:style-name="P1"/>
      <text:p text:style-name="Standard">За последнее время Kovri пережил некоторые захватывающие события и изменения, которые привели нас еще ближе к альфа-релизу. Ниже мы суммируем все, что произошло с Kovri. Читатель может быть удивлен, обнаружив, что многие инициативы Kovri взаимовыгодны для Monero.<text:line-break/><text:line-break/><text:span text:style-name="T1">Продвижение, "Open Hours" и новости<text:line-break/>Anonimal</text:span> недавно начал процесс деанонимизации, после чего он может начать продвижение рекламной компании Kovri. Он посетил Defcon25 и вскоре после этого побывал на встрече Monero в Лос-Анджелесе, в обоих местах пропагандируя и описывая важность Kovri для окружающих.<text:line-break/><text:line-break/>Кроме того, Мonero и Kovri были показаны в эпизоде «Open Hours», размещенном 96Boards, где <text:span text:style-name="T1">anonimal </text:span>рассуждал о Kovri и о том, как он помогает Monero, который можно посмотреть по <text:a xlink:type="simple" xlink:href="https://youtu.be/b0k5lTMFXBA" office:target-frame-name="_blank" xlink:show="new" text:style-name="Internet_20_link" text:visited-style-name="Visited_20_Internet_20_Link">ссылке</text:a>.<text:line-break/>После эпизода «Open Hours» в BTC Manager была выпущена новостная статья, в которой рассказывается об эпизоде и Monero в целом, но статья довольно узко сосредоточена на Kovri, его использовании в экосистеме Monero и за ее пределами. Со статьей можно ознакомиться по ссылке: <text:a xlink:type="simple" xlink:href="https://btcmanager.com/what-is-kovri-why-is-it-important-for-monero/" office:target-frame-name="_blank" xlink:show="new" text:style-name="Internet_20_link" text:visited-style-name="Visited_20_Internet_20_Link">https://btcmanager.com/what-is-kovri-why-is-it-important-for-monero/</text:a>.<text:line-break/><text:line-break/><text:span text:style-name="T1">Новый сайт и subreddit</text:span><text:line-break/>Наряду с официальным сайтом Monero, на сайте Kovri был обновлен дизайн. На веб-сайте есть плагин локализации jekyll, который работает для того, чтобы инструкции и часто задаваемые вопросы по поводу Kovri были размещены на нескольких разных языках, и также служит тестовой площадкой для внедрения локализации в гораздо более крупный веб-сайт Monero. Вы можете ознакомиться с новым сайтом Kovri на getkovri.org и посодействовать на <text:a xlink:type="simple" xlink:href="https://github.com/monero-project/kovri-site" office:target-frame-name="_blank" xlink:show="new" text:style-name="Internet_20_link" text:visited-style-name="Visited_20_Internet_20_Link">https://github.com/monero-project/kovri-site</text:a>. Вдобавок к редизайну сайта, subreddit Kovri был обновлен, чтобы быть как тематически совместимым с официальным сайтом, так простым и доступным для новичков.<text:line-break/><text:line-break/><text:span text:style-name="T1">Архив документации</text:span><text:line-break/>Используя плагин локализации для веб-сайта, Kovri запустил архив документации по Kovri с несколькими папками для разных языков, готовых для перевода. Эти документы связаны с сайтом архива Kovri, поэтому редактирование документации также редактирует отдельные страницы на веб-сайте.<text:line-break/><text:line-break/>Это первая попытка сделать локализацию для всех веб-сайтов проекта Monero. Архив можно найти по ссылке: <text:a xlink:type="simple" xlink:href="https://github.com/monero-project/kovri-docs" office:target-frame-name="_blank" xlink:show="new" text:style-name="Internet_20_link" text:visited-style-name="Visited_20_Internet_20_Link">https://github.com/monero-project/kovri-docs</text:a> .<text:line-break/><text:line-break/><text:span text:style-name="T1">Ответ на уязвимость и HackerOne</text:span><text:line-break/>Anonimal объединил формализованный процесс отчетности об уязвимостях как в Monero, так и в Kovri, установив такую информацию, как: контактные точки,последовательные процессы, и анализ.<text:line-break/><text:line-break/><text:soft-page-break/>В дополнение к документации, сообщество обратило внимание на награду от HackerOne для исследователей и хакеров, которые ответственно раскрывают обнаруженные уязвимости <text:a xlink:type="simple" xlink:href="https://hackerone.com/monero" office:target-frame-name="_blank" xlink:show="new" text:style-name="Internet_20_link" text:visited-style-name="Visited_20_Internet_20_Link">https://hackerone.com/monero</text:a><text:line-break/><text:line-break/><text:span text:style-name="T1">Видео о Kovri</text:span><text:line-break/>Savandra делал видео для сообщества Monero о технологиях, используемых для работы Monero, а следующим будет ролик, объясняющий технологию Kovri и почему это необходимо. Anonimal работал с Savandra, чтобы корректировать сценарии для видео, и мы надеемся увидеть этот сюжет в ближайшее время.<text:line-break/><text:line-break/><text:span text:style-name="T1">MorrocanMalinois</text:span><text:line-break/>Этим летом команда Kovri попрощалась с автором FFS-guzzi, который ушел, чтобы продолжить работу над другими проектами. Хотя его работа над FFS осталась незавершенной, переход был беспрепятственным, поскольку еще один участник Kovri, MorrocanMalinois, после одобрения от #kovri-dev, взялся за завершение оставшейся части работы. Команда Kovri очень рада, что MorrocanMalinois находится в составе, поскольку его вклады были оперативными и полезными, а его работа по-прежнему продолжает быть неоценимой для проекта.<text:line-break/><text:line-break/><text:span text:style-name="T1">Установщики Windows Inno Setup (GUI)</text:span><text:line-break/>Rbrunner улучшил работу kovri с windows, создав инсталляторы Windows GUI для простой установки Kovri.<text:line-break/><text:line-break/><text:span text:style-name="T1">Благодарность участникам</text:span><text:line-break/>Команда Kovri хотела бы выразить огромную благодарность всем участникам, отдавшим свое время и силы ради Kovri. Несколько моментов славы переводчикам (в случайном порядке):<text:line-break/><text:span text:style-name="T1">Dridou</text:span>, <text:span text:style-name="T1">Vanchesss</text:span>, <text:span text:style-name="T1">MoroccanMalinois</text:span>, <text:span text:style-name="T1">erciccione</text:span>, <text:span text:style-name="T1">Josexv1</text:span>, <text:span text:style-name="T1">serhack</text:span>, and <text:span text:style-name="T1">jonathancross</text:span>, и сердечная благодарность <text:span text:style-name="T1">Sarang Noether</text:span>, который оказал помощь Kovri из MRL. Особая благодарность <text:span text:style-name="T1">anonimal </text:span>- это человек, который выполнил работу целого штата сотрудников (ведущий разработчик, промоутер проекта, наставник и т. д.), без которого Kovri была бы ничем иным, как мечтой. Он был на пороге развития, и его текущую работу можно посмотреть на его github, FFS proposal и #kovri-dev. </text:p>
      <text:p text:style-name="Standard"/>
      <text:p text:style-name="Standard"/>
      <text:p text:style-name="P6">Обновление сообщества</text:p>
      <text:p text:style-name="P7"><text:line-break/><text:line-break/><text:span text:style-name="T1">Общественные рабочие группы и встречи.</text:span><text:line-break/>Justin 'sgp' Ehrenhofer и rehrar совместно создали рабочую группу сообщества Monero, в которой заинтересованные люди могут приходить и работать вместе, делая сообщество информативным и гостеприимным. Они начали проводить собрания каждую неделю, чтобы не тратить время на собрания разработчиков для несвязанных вопросов. Не стесняйтесь проверять проблемы в Meta архиве GitHub проекта Monero на время следующего собрания сообщества и присоединяться к обсуждению.<text:line-break/><text:line-break/><text:span text:style-name="T1">Редизайн сайта</text:span><text:line-break/>Официальный сайт Monero (getmonero.org) был изменен с добавлением нескольких новых страниц, а структура сайта обновлена, чтобы облегчить навигацию. Веб-сайт привлек ряд помощников для создания пользовательских руководств, которые постепенно добавляются со временем. В недалеком будущем планируется интегрировать технологию локализации. Кроме <text:soft-page-break/>того, дизайн subreddit Monero обновлен в соответствии с новым сайтом.<text:line-break/><text:line-break/><text:span text:style-name="T1">Увеличенная активность</text:span><text:line-break/>Это замечательное время для Monero, так как количество подписчиков на Monero subreddit неуклонно растет и количество поисковых запросов в Google увеличивается. Кроме того, количество предложений FFS растет, так как участники тратят большое количество своего времени на разработку Monero.<text:line-break/><text:line-break/><text:span text:style-name="T1">Рекламный тур по Европе</text:span><text:line-break/>Джастин Эренхофер(Justin Ehrenhofer) потратил много времени в ходе учебы в Европе, посещая разные страны и выступая с докладами о Monero. Он провел двадцать одну презентацию в более чем десятке государств и рассказал людям, интересующимся криптовалютой, о преимуществах Monero.<text:line-break/><text:line-break/><text:span text:style-name="T1">Интеграции Monero<text:line-break/>Serhack</text:span>, недавно пополнивший ряды сообщества Monero, создал FFS предложение по разработке плагинов для популярных CMS (систем управления контентом) в Monero, благодаря чему торговые площадки могут легко начать принимать Monero. В настоящее время создана библиотека PHP и разработан плагин для Woocommerce с активным развитием Prestashop и WHMCS. Изучите детали на monerointegrations.com<text:line-break/><text:line-break/><text:span text:style-name="T1">Видео от Savandra</text:span><text:line-break/>В конце 2016 года Savandra создал FFS для создания нескольких видеороликов, в которых подробно описывались технологии конфиденциальности Monero таким образом, чтобы они были доступны новичкам. После успешного финансирования он выпустил несколько из них, включая видеоролики об основах Monero, скрытых адресах, кольцевых подписях и о совсем недавнем RingCT. Последние два видео (Kovri и Monerocrypto для начинающих) находятся в разработке, а написание сценария о Kovri уже идет полным ходом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 LibreOffice_project/f7f06a8f319e4b62f9bc5095aa112a65d2f3ac89</meta:generator>
    <dc:date>2018-05-07T21:51:33.938000000</dc:date>
    <meta:editing-duration>PT7M15S</meta:editing-duration>
    <meta:editing-cycles>1</meta:editing-cycles>
    <meta:document-statistic meta:table-count="0" meta:image-count="0" meta:object-count="0" meta:page-count="6" meta:paragraph-count="18" meta:word-count="1976" meta:character-count="14847" meta:non-whitespace-character-count="12845"/>
  </office:meta>
</office:document-meta>
</file>